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68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139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8125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0.1618in"/>
    </style:style>
    <style:style style:name="Table2.E" style:family="table-column">
      <style:table-column-properties style:column-width="0.6875in"/>
    </style:style>
    <style:style style:name="Table2.F" style:family="table-column">
      <style:table-column-properties style:column-width="0.125in"/>
    </style:style>
    <style:style style:name="Table2.G" style:family="table-column">
      <style:table-column-properties style:column-width="3.875in"/>
    </style:style>
    <style:style style:name="Table2.A1" style:family="table-cell">
      <style:table-cell-properties fo:padding="0.0382in" fo:border="none"/>
    </style:style>
    <style:style style:name="Table2.5" style:family="table-row">
      <style:table-row-properties style:min-row-height="0.2986in"/>
    </style:style>
    <style:style style:name="Table3" style:family="table">
      <style:table-properties style:width="5.5653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91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20733c" officeooo:paragraph-rsid="002073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officeooo:rsid="003d42dd" officeooo:paragraph-rsid="003d42dd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paragraph-rsid="005459e4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488787" officeooo:paragraph-rsid="00488787"/>
    </style:style>
    <style:style style:name="P5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b81b" officeooo:paragraph-rsid="0052b81b"/>
    </style:style>
    <style:style style:name="P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7" style:family="paragraph" style:parent-style-name="Standard">
      <style:text-properties officeooo:paragraph-rsid="00b0c6e7"/>
    </style:style>
    <style:style style:name="P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10" style:family="paragraph" style:parent-style-name="Standard">
      <style:paragraph-properties fo:line-height="150%" fo:text-align="start" style:justify-single-word="false"/>
      <style:text-properties officeooo:rsid="003ca262" officeooo:paragraph-rsid="003ab081"/>
    </style:style>
    <style:style style:name="P1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1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15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17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18" style:family="paragraph" style:parent-style-name="Table_20_Contents">
      <style:paragraph-properties fo:line-height="150%"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57f3c2" officeooo:paragraph-rsid="0057f3c2"/>
    </style:style>
    <style:style style:name="P20" style:family="paragraph" style:parent-style-name="Table_20_Contents">
      <style:paragraph-properties fo:text-align="center" style:justify-single-word="false"/>
      <style:text-properties officeooo:rsid="0065172a" officeooo:paragraph-rsid="0065172a"/>
    </style:style>
    <style:style style:name="P21" style:family="paragraph" style:parent-style-name="Table_20_Contents">
      <style:paragraph-properties fo:text-align="start" style:justify-single-word="false"/>
      <style:text-properties officeooo:rsid="0067f29a" officeooo:paragraph-rsid="0067f29a"/>
    </style:style>
    <style:style style:name="P22" style:family="paragraph" style:parent-style-name="Table_20_Contents">
      <style:paragraph-properties fo:text-align="start" style:justify-single-word="false"/>
      <style:text-properties officeooo:rsid="00787994" officeooo:paragraph-rsid="00787994"/>
    </style:style>
    <style:style style:name="P23" style:family="paragraph" style:parent-style-name="Table_20_Contents">
      <style:paragraph-properties fo:text-align="start" style:justify-single-word="false"/>
      <style:text-properties officeooo:rsid="007a627b" officeooo:paragraph-rsid="007a627b"/>
    </style:style>
    <style:style style:name="P24" style:family="paragraph" style:parent-style-name="Table_20_Contents">
      <style:paragraph-properties fo:text-align="start" style:justify-single-word="false"/>
      <style:text-properties officeooo:rsid="007fc3b4" officeooo:paragraph-rsid="007fc3b4"/>
    </style:style>
    <style:style style:name="P25" style:family="paragraph" style:parent-style-name="Table_20_Contents">
      <style:paragraph-properties fo:text-align="center" style:justify-single-word="false"/>
      <style:text-properties officeooo:rsid="008ce2f1" officeooo:paragraph-rsid="008ce2f1"/>
    </style:style>
    <style:style style:name="P26" style:family="paragraph" style:parent-style-name="Table_20_Contents">
      <style:paragraph-properties fo:text-align="center" style:justify-single-word="false"/>
      <style:text-properties officeooo:rsid="008e601a" officeooo:paragraph-rsid="008e601a"/>
    </style:style>
    <style:style style:name="P27" style:family="paragraph" style:parent-style-name="Table_20_Contents">
      <style:paragraph-properties fo:text-align="start" style:justify-single-word="false"/>
      <style:text-properties officeooo:rsid="00939868" officeooo:paragraph-rsid="00939868"/>
    </style:style>
    <style:style style:name="P28" style:family="paragraph" style:parent-style-name="Table_20_Contents">
      <style:paragraph-properties fo:text-align="start" style:justify-single-word="false"/>
      <style:text-properties officeooo:rsid="0096a8b4" officeooo:paragraph-rsid="0096a8b4"/>
    </style:style>
    <style:style style:name="P29" style:family="paragraph" style:parent-style-name="Table_20_Contents">
      <style:paragraph-properties fo:text-align="start" style:justify-single-word="false"/>
      <style:text-properties officeooo:rsid="009731c1" officeooo:paragraph-rsid="009731c1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0c6e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75fb0f" officeooo:paragraph-rsid="00b720c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officeooo:rsid="00db77e4" officeooo:paragraph-rsid="00db77e4"/>
    </style:style>
    <style:style style:name="P34" style:family="paragraph" style:parent-style-name="Table_20_Contents">
      <style:paragraph-properties fo:text-align="start" style:justify-single-word="false"/>
      <style:text-properties fo:font-weight="bold" officeooo:rsid="007d1ea3" officeooo:paragraph-rsid="008ce2f1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060f4" officeooo:paragraph-rsid="008060f4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139c761" officeooo:paragraph-rsid="0139c761"/>
    </style:style>
    <style:style style:name="P37" style:family="paragraph" style:parent-style-name="Table_20_Contents">
      <style:paragraph-properties fo:text-align="start" style:justify-single-word="false"/>
      <style:text-properties officeooo:rsid="013d6426" officeooo:paragraph-rsid="013d6426"/>
    </style:style>
    <style:style style:name="P38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a138f"/>
    </style:style>
    <style:style style:name="P3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officeooo:rsid="0097b635" officeooo:paragraph-rsid="009bb04e"/>
    </style:style>
    <style:style style:name="P40" style:family="paragraph" style:parent-style-name="Table_20_Contents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badb65" officeooo:paragraph-rsid="00badb65"/>
    </style:style>
    <style:style style:name="P41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5d982d" officeooo:paragraph-rsid="005d982d"/>
    </style:style>
    <style:style style:name="P42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ddb234" officeooo:paragraph-rsid="00ddb234"/>
    </style:style>
    <style:style style:name="P43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08e7d" officeooo:paragraph-rsid="00ea7bb7"/>
    </style:style>
    <style:style style:name="P44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117b7" officeooo:paragraph-rsid="00e117b7"/>
    </style:style>
    <style:style style:name="P45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2a654" officeooo:paragraph-rsid="00e2a654"/>
    </style:style>
    <style:style style:name="P46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8f0a7" officeooo:paragraph-rsid="00e8f0a7"/>
    </style:style>
    <style:style style:name="P47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a0454" officeooo:paragraph-rsid="00ea0454"/>
    </style:style>
    <style:style style:name="P4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a0454" officeooo:paragraph-rsid="00eeb930"/>
    </style:style>
    <style:style style:name="P49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06e47" officeooo:paragraph-rsid="00f06e47"/>
    </style:style>
    <style:style style:name="P50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fo:font-weight="bold" officeooo:rsid="0061fc86" officeooo:paragraph-rsid="0061fc86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52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b0c6e7"/>
    </style:style>
    <style:style style:name="P53" style:family="paragraph" style:parent-style-name="Standard" style:list-style-name="L1">
      <style:paragraph-properties fo:line-height="150%" fo:text-align="start" style:justify-single-word="false"/>
      <style:text-properties officeooo:paragraph-rsid="003ab081"/>
    </style:style>
    <style:style style:name="P54" style:family="paragraph" style:parent-style-name="Standard" style:list-style-name="L1">
      <style:paragraph-properties fo:line-height="150%" fo:text-align="start" style:justify-single-word="false"/>
      <style:text-properties officeooo:rsid="003d42dd" officeooo:paragraph-rsid="003ab081"/>
    </style:style>
    <style:style style:name="P55" style:family="paragraph" style:parent-style-name="Standard" style:list-style-name="L3">
      <style:paragraph-properties fo:line-height="150%" fo:text-align="start" style:justify-single-word="false"/>
      <style:text-properties officeooo:rsid="003d42dd" officeooo:paragraph-rsid="003d42dd"/>
    </style:style>
    <style:style style:name="P56" style:family="paragraph" style:parent-style-name="Standard" style:list-style-name="L4">
      <loext:graphic-properties draw:fill="none"/>
      <style:paragraph-properties fo:line-height="150%" fo:text-align="start" style:justify-single-word="false" fo:background-color="transparent"/>
      <style:text-properties officeooo:rsid="00c9f73f" officeooo:paragraph-rsid="00c9f73f"/>
    </style:style>
    <style:style style:name="P57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49d3dc" officeooo:paragraph-rsid="0049d3dc"/>
    </style:style>
    <style:style style:name="P58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dedbb" officeooo:paragraph-rsid="00cdedbb"/>
    </style:style>
    <style:style style:name="P59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cfa928" officeooo:paragraph-rsid="00cfa928"/>
    </style:style>
    <style:style style:name="P60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0d7c1" officeooo:paragraph-rsid="00d0d7c1"/>
    </style:style>
    <style:style style:name="P61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4fec7" officeooo:paragraph-rsid="00d4fec7"/>
    </style:style>
    <style:style style:name="P62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officeooo:rsid="00d60711" officeooo:paragraph-rsid="00d60711"/>
    </style:style>
    <style:style style:name="P63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60711" officeooo:paragraph-rsid="00d60711"/>
    </style:style>
    <style:style style:name="P64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504dd9" officeooo:paragraph-rsid="00504dd9"/>
    </style:style>
    <style:style style:name="P65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79b35" officeooo:paragraph-rsid="00d79b35"/>
    </style:style>
    <style:style style:name="P66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officeooo:rsid="00d8b7c8" officeooo:paragraph-rsid="00d8b7c8"/>
    </style:style>
    <style:style style:name="P6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officeooo:rsid="0052f39f" officeooo:paragraph-rsid="0052f39f"/>
    </style:style>
    <style:style style:name="P68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officeooo:rsid="005459e4" officeooo:paragraph-rsid="005459e4"/>
    </style:style>
    <style:style style:name="P69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officeooo:rsid="0061fc86" officeooo:paragraph-rsid="0061fc86"/>
    </style:style>
    <style:style style:name="P70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officeooo:rsid="00aa273b" officeooo:paragraph-rsid="00aa273b"/>
    </style:style>
    <style:style style:name="P71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2" style:family="paragraph" style:parent-style-name="Standard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ab081" officeooo:paragraph-rsid="013b994a"/>
    </style:style>
    <style:style style:name="P73" style:family="paragraph" style:parent-style-name="Standard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/>
      <style:text-properties officeooo:rsid="003ca262" officeooo:paragraph-rsid="013d6426"/>
    </style:style>
    <style:style style:name="P74" style:family="paragraph" style:parent-style-name="Standard" style:list-style-name="L4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officeooo:rsid="00c73f7d" officeooo:paragraph-rsid="00c73f7d"/>
    </style:style>
    <style:style style:name="P75" style:family="paragraph" style:parent-style-name="Standard" style:list-style-name="L14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officeooo:rsid="00aa273b" officeooo:paragraph-rsid="00aa273b"/>
    </style:style>
    <style:style style:name="P76" style:family="paragraph" style:parent-style-name="Standard" style:list-style-name="L14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officeooo:rsid="00aa273b" officeooo:paragraph-rsid="00aa273b"/>
    </style:style>
    <style:style style:name="P77" style:family="paragraph" style:parent-style-name="Standard" style:list-style-name="L15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78" style:family="paragraph" style:parent-style-name="Standard" style:list-style-name="L16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79" style:family="paragraph" style:parent-style-name="Standard" style:list-style-name="L15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a273b"/>
    </style:style>
    <style:style style:name="P80" style:family="paragraph" style:parent-style-name="Standard" style:list-style-name="L16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officeooo:rsid="00aa273b" officeooo:paragraph-rsid="00ab25a9"/>
    </style:style>
    <style:style style:name="P81" style:family="paragraph" style:parent-style-name="Table_20_Contents" style:list-style-name="L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82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52in"/>
        </style:tab-stops>
      </style:paragraph-properties>
      <style:text-properties officeooo:rsid="00ddb234" officeooo:paragraph-rsid="00e3d542"/>
    </style:style>
    <style:style style:name="P83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e8f0a7" officeooo:paragraph-rsid="00e8f0a7"/>
    </style:style>
    <style:style style:name="P84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17b57" officeooo:paragraph-rsid="00f17b57"/>
    </style:style>
    <style:style style:name="P85" style:family="paragraph" style:parent-style-name="Table_20_Contents" style:list-style-name="L9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f3c384" officeooo:paragraph-rsid="00f3c384"/>
    </style:style>
    <style:style style:name="P8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6c68dd" officeooo:paragraph-rsid="006c68dd"/>
    </style:style>
    <style:style style:name="P8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40820" officeooo:paragraph-rsid="00f40820"/>
    </style:style>
    <style:style style:name="P8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57b31" officeooo:paragraph-rsid="00f57b31"/>
    </style:style>
    <style:style style:name="P8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941d4" officeooo:paragraph-rsid="007941d4"/>
    </style:style>
    <style:style style:name="P9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d25e0" officeooo:paragraph-rsid="00fd25e0"/>
    </style:style>
    <style:style style:name="P91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fed1ff" officeooo:paragraph-rsid="00fed1ff"/>
    </style:style>
    <style:style style:name="P92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00407f" officeooo:paragraph-rsid="0100407f"/>
    </style:style>
    <style:style style:name="P93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a627b" officeooo:paragraph-rsid="007a627b"/>
    </style:style>
    <style:style style:name="P94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a627b" officeooo:paragraph-rsid="007a627b"/>
    </style:style>
    <style:style style:name="P95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7fc3b4"/>
    </style:style>
    <style:style style:name="P9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07fc3b4" officeooo:paragraph-rsid="000bad63"/>
    </style:style>
    <style:style style:name="P9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7fc3b4"/>
    </style:style>
    <style:style style:name="P9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07fc3b4" officeooo:paragraph-rsid="000bad63"/>
    </style:style>
    <style:style style:name="P9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7b3a3" officeooo:paragraph-rsid="0107b3a3"/>
    </style:style>
    <style:style style:name="P10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7b3a3" officeooo:paragraph-rsid="000bad63"/>
    </style:style>
    <style:style style:name="P101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8b6be" officeooo:paragraph-rsid="0108b6be"/>
    </style:style>
    <style:style style:name="P102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officeooo:rsid="0108b6be" officeooo:paragraph-rsid="000bad63"/>
    </style:style>
    <style:style style:name="P103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090d25" officeooo:paragraph-rsid="01090d25"/>
    </style:style>
    <style:style style:name="P104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83in"/>
        </style:tab-stops>
      </style:paragraph-properties>
      <style:text-properties officeooo:rsid="01090d25" officeooo:paragraph-rsid="000bad63"/>
    </style:style>
    <style:style style:name="P105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00118" officeooo:paragraph-rsid="01100118"/>
    </style:style>
    <style:style style:name="P106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00118" officeooo:paragraph-rsid="000bad63"/>
    </style:style>
    <style:style style:name="P107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35bf7" officeooo:paragraph-rsid="01135bf7"/>
    </style:style>
    <style:style style:name="P108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76dba" officeooo:paragraph-rsid="01176dba"/>
    </style:style>
    <style:style style:name="P109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176dba" officeooo:paragraph-rsid="000bad63"/>
    </style:style>
    <style:style style:name="P110" style:family="paragraph" style:parent-style-name="Table_20_Contents" style:list-style-name="L11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223832" officeooo:paragraph-rsid="000bad63"/>
    </style:style>
    <style:style style:name="P111" style:family="paragraph" style:parent-style-name="Table_20_Contents" style:list-style-name="L11">
      <loext:graphic-properties draw:fill="none"/>
      <style:paragraph-properties fo:text-align="center" style:justify-single-word="false" fo:background-color="transparent" text:number-lines="false" text:line-number="0"/>
      <style:text-properties officeooo:rsid="0097b635" officeooo:paragraph-rsid="009a138f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style:text-underline-style="none" officeooo:rsid="007c66f1"/>
    </style:style>
    <style:style style:name="T4" style:family="text">
      <style:text-properties officeooo:rsid="007ddb89"/>
    </style:style>
    <style:style style:name="T5" style:family="text">
      <style:text-properties officeooo:rsid="0097415f"/>
    </style:style>
    <style:style style:name="T6" style:family="text">
      <style:text-properties officeooo:rsid="00ad07c3"/>
    </style:style>
    <style:style style:name="T7" style:family="text">
      <style:text-properties officeooo:rsid="008bc88b"/>
    </style:style>
    <style:style style:name="T8" style:family="text">
      <style:text-properties officeooo:rsid="008ae4a1"/>
    </style:style>
    <style:style style:name="T9" style:family="text">
      <style:text-properties officeooo:rsid="00b8e445"/>
    </style:style>
    <style:style style:name="T10" style:family="text">
      <style:text-properties officeooo:rsid="00bb714b"/>
    </style:style>
    <style:style style:name="T11" style:family="text">
      <style:text-properties officeooo:rsid="00bc14f4"/>
    </style:style>
    <style:style style:name="T12" style:family="text">
      <style:text-properties officeooo:rsid="00c73f7d"/>
    </style:style>
    <style:style style:name="T13" style:family="text">
      <style:text-properties officeooo:rsid="00c86360"/>
    </style:style>
    <style:style style:name="T14" style:family="text">
      <style:text-properties officeooo:rsid="00cb0e90"/>
    </style:style>
    <style:style style:name="T15" style:family="text">
      <style:text-properties officeooo:rsid="00d60711"/>
    </style:style>
    <style:style style:name="T16" style:family="text">
      <style:text-properties officeooo:rsid="00dc2ccf"/>
    </style:style>
    <style:style style:name="T17" style:family="text">
      <style:text-properties officeooo:rsid="00f7e9ba"/>
    </style:style>
    <style:style style:name="T18" style:family="text">
      <style:text-properties officeooo:rsid="0102b231"/>
    </style:style>
    <style:style style:name="T19" style:family="text">
      <style:text-properties officeooo:rsid="0108b6be"/>
    </style:style>
    <style:style style:name="T20" style:family="text">
      <style:text-properties officeooo:rsid="010ad4b1"/>
    </style:style>
    <style:style style:name="T21" style:family="text">
      <style:text-properties officeooo:rsid="01100118"/>
    </style:style>
    <style:style style:name="T22" style:family="text">
      <style:text-properties officeooo:rsid="011407fb"/>
    </style:style>
    <style:style style:name="T23" style:family="text">
      <style:text-properties officeooo:rsid="0118fcf8"/>
    </style:style>
    <style:style style:name="T24" style:family="text">
      <style:text-properties officeooo:rsid="0135effc"/>
    </style:style>
    <style:style style:name="T25" style:family="text">
      <style:text-properties officeooo:rsid="01431d24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.0591in" fo:border="none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5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CANA PELAKSANAAN PEMBELAJARAN</text:p>
      <text:p text:style-name="P1">(RPP <text:span text:style-name="T25">2</text:span>)</text:p>
      <text:list xml:id="list3722828253" text:style-name="L1">
        <text:list-header>
          <text:p text:style-name="P53"><draw:frame draw:style-name="fr1" draw:name="Frame1" text:anchor-type="paragraph" svg:width="4.8965in" draw:z-index="0"><draw:text-box fo:min-height="1.7472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1">Satuan Pendidikan</text:p></table:table-cell><table:table-cell table:style-name="Table1.A1" office:value-type="string"><text:p text:style-name="P18">:</text:p></table:table-cell><table:table-cell table:style-name="Table1.A1" office:value-type="string"><text:p text:style-name="P11">SD Negeri 42 Kota Ternate</text:p></table:table-cell></table:table-row><table:table-row><table:table-cell table:style-name="Table1.A1" office:value-type="string"><text:p text:style-name="P12">Mata Pelajaran</text:p></table:table-cell><table:table-cell table:style-name="Table1.A1" office:value-type="string"><text:p text:style-name="P18">:</text:p></table:table-cell><table:table-cell table:style-name="Table1.A1" office:value-type="string"><text:p text:style-name="P12">Pendidikan Jasmani - Olahraga Kesehatan</text:p></table:table-cell></table:table-row><table:table-row><table:table-cell table:style-name="Table1.A1" office:value-type="string"><text:p text:style-name="P14">Kelas / Semester</text:p></table:table-cell><table:table-cell table:style-name="Table1.A1" office:value-type="string"><text:p text:style-name="P18">:</text:p></table:table-cell><table:table-cell table:style-name="Table1.A1" office:value-type="string"><text:p text:style-name="P15">III / 2</text:p></table:table-cell></table:table-row><table:table-row><table:table-cell table:style-name="Table1.A1" office:value-type="string"><text:p text:style-name="P16">Materi Pokok</text:p></table:table-cell><table:table-cell table:style-name="Table1.A1" office:value-type="string"><text:p text:style-name="P18">:</text:p></table:table-cell><table:table-cell table:style-name="Table1.A1" office:value-type="string"><text:p text:style-name="P40">Gerak dasar mengambang (Water Trappen) dan meluncur di air</text:p></table:table-cell></table:table-row><table:table-row><table:table-cell table:style-name="Table1.A1" office:value-type="string"><text:p text:style-name="P17">Alokasi Waktu</text:p></table:table-cell><table:table-cell table:style-name="Table1.A1" office:value-type="string"><text:p text:style-name="P18">:</text:p></table:table-cell><table:table-cell table:style-name="Table1.A1" office:value-type="string"><text:list xml:id="list3435268035" text:style-name="L2"><text:list-header><text:p text:style-name="P81">1<text:span text:style-name="T10">2</text:span> Jam Pelajaran (<text:span text:style-name="T11">3</text:span> x TM)</text:p></text:list-header></text:list></table:table-cell></table:table-row></table:table></draw:text-box></draw:frame></text:p>
        </text:list-header>
        <text:list-item>
          <text:p text:style-name="P54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3.7.</text:p>
          </table:table-cell>
          <table:table-cell table:style-name="Table5.A1" office:value-type="string">
            <text:list xml:id="list194332945057001" text:continue-list="list3722828253" text:style-name="L1">
              <text:list-item>
                <text:list>
                  <text:list-header>
                    <text:p text:style-name="P72">Memahami prosedur gerak dasar mengambang (water trappen) dan meluncur di air serta menjaga keselamatan diri / orang lain dalam aktivitas air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37">4.7.</text:p>
          </table:table-cell>
          <table:table-cell table:style-name="Table5.A1" office:value-type="string">
            <text:list xml:id="list194332735320100" text:continue-numbering="true" text:style-name="L1">
              <text:list-item>
                <text:list>
                  <text:list-header>
                    <text:p text:style-name="P73">Mempraktikan <text:span text:style-name="T12">gerak dasar mengambang (water trappen) dan meluncur di air serta menjaga keselamatan diri / orang lain dalam aktivitas air</text:span></text:p>
                  </text:list-header>
                </text:list>
              </text:list-item>
            </text:list>
          </table:table-cell>
        </table:table-row>
      </table:table>
      <text:p text:style-name="P10"/>
      <text:list xml:id="list3234582615" text:style-name="L3">
        <text:list-item>
          <text:p text:style-name="P55">T<text:span text:style-name="T1">UJUAN PEMBELAJARAN</text:span></text:p>
        </text:list-item>
      </text:list>
      <text:p text:style-name="P2"><text:tab/><text:span text:style-name="T1">Dengan menyimak informasi dan peragaan materi dari guru, peserta didik dapat:</text:span></text:p>
      <text:list xml:id="list1829643757" text:style-name="L4">
        <text:list-item>
          <text:p text:style-name="P74">Mengidentifikasi gerak dasar mengambang (water trappen) dan meluncur di air serta menjaga keselamatan diri / orang dalam <text:span text:style-name="T13">aktivitas air</text:span></text:p>
        </text:list-item>
        <text:list-item>
          <text:p text:style-name="P56">Mempraktikan gerak dasar mengambang (water trappen) <text:span text:style-name="T14">dan meluncur di air serta menjaga keselamatan diri / orang lain dalam aktivitas air</text:span></text:p>
        </text:list-item>
      </text:list>
      <text:p text:style-name="P4"/>
      <text:p text:style-name="P4"/>
      <text:list xml:id="list2117039126" text:style-name="L5">
        <text:list-item>
          <text:p text:style-name="P57">INDIKATOR PENCAPAIAN KOMPETENSI <text:span text:style-name="T2">(IPK)</text:span></text:p>
          <text:list>
            <text:list-item>
              <text:p text:style-name="P58">Menjelaskan gerakan mengambang (water trappen) dalam aktivitas air</text:p>
            </text:list-item>
            <text:list-item>
              <text:p text:style-name="P58">Mempraktikan gerak dasar mengambang (water trappen) dalam aktivitas air</text:p>
            </text:list-item>
            <text:list-item>
              <text:p text:style-name="P58">Mengemukakan definisi gerak meluncur dalam aktivitas renang</text:p>
            </text:list-item>
            <text:list-item>
              <text:p text:style-name="P58">Menguraikan cara melakukan gerakan meluncur dalam aktivitas renang</text:p>
            </text:list-item>
            <text:list-item>
              <text:p text:style-name="P58">Menyebutkan fungsi kaki dalam gerakan meluncur di air</text:p>
            </text:list-item>
            <text:list-item>
              <text:p text:style-name="P58">Menjelaskan fungsi lengan setelah gerakan meluncur dalam aktivitas berenang</text:p>
            </text:list-item>
            <text:list-item>
              <text:p text:style-name="P59">Menjelaskan rangkaian gerakan terpadu dari semua unsur gerak dasar renang, dari gerak meluncur dilanjutkan dengan kaki dan lengan</text:p>
            </text:list-item>
            <text:list-item>
              <text:p text:style-name="P59">Mempraktikan gerakan meluncur dalam aktivitas renang</text:p>
            </text:list-item>
            <text:list-item>
              <text:p text:style-name="P59"><text:soft-page-break/>Mempraktikan gerak rangkaian terpadu (kordinasi) dari gerakan meluncur dilanjutkan dengan kaki dan lengan</text:p>
            </text:list-item>
            <text:list-item>
              <text:p text:style-name="P60">Mengidentifikasi penyebab terjadinya kecelakaan di air</text:p>
            </text:list-item>
            <text:list-item>
              <text:p text:style-name="P61">Mengidentifikasi <text:span text:style-name="T15">bagian dasar dari keselamatan diri di air</text:span></text:p>
            </text:list-item>
            <text:list-item>
              <text:p text:style-name="P62">Mengidentifikasi hal – hal sebagai penyebab kecelakaan di kolam renang saat aktivitas renang</text:p>
            </text:list-item>
            <text:list-item>
              <text:p text:style-name="P62">Mengidentifikasi potensi bahaya di kolam renang</text:p>
            </text:list-item>
            <text:list-item>
              <text:p text:style-name="P62">Mengidentifikasi hal – hal yang perlu dilakukan sebelum dan sesudah berenang</text:p>
            </text:list-item>
            <text:list-item>
              <text:p text:style-name="P62">Menyebutkan alat bantu renang</text:p>
            </text:list-item>
          </text:list>
        </text:list-item>
      </text:list>
      <text:p text:style-name="P8"/>
      <text:list xml:id="list3715112269" text:style-name="L6">
        <text:list-item>
          <text:p text:style-name="P64">MATERI PEMBELAJARAN</text:p>
          <text:list>
            <text:list-item>
              <text:p text:style-name="P63">Gerakan mengambang dalam air</text:p>
            </text:list-item>
            <text:list-item>
              <text:p text:style-name="P65">Gerakan meluncur dalam aktivitas renang</text:p>
            </text:list-item>
            <text:list-item>
              <text:p text:style-name="P65">Gerakan kaki dan lengan sebagai kelanjutan dari gerakan meluncur dalam aktivitas renang</text:p>
            </text:list-item>
            <text:list-item>
              <text:p text:style-name="P65">Rangkaian gerakan terpadu / kordinasi dari gerakan meluncur dilanjutkan dengan gerakan kaki dan tangan</text:p>
            </text:list-item>
            <text:list-item>
              <text:p text:style-name="P65">Penyebab terjadinya kecelakaan di air</text:p>
            </text:list-item>
            <text:list-item>
              <text:p text:style-name="P65">Bagian dasar dari keselamatan diri di air</text:p>
            </text:list-item>
            <text:list-item>
              <text:p text:style-name="P65">Hal – hal sebagai penyebab kecelakaan di kolam renang saat aktivitas renang</text:p>
            </text:list-item>
            <text:list-item>
              <text:p text:style-name="P66">Potensi bahaya di kolam renang</text:p>
            </text:list-item>
            <text:list-item>
              <text:p text:style-name="P66">Hal – hal yang perlu dilakukan sebelum dan sesudah berenang</text:p>
            </text:list-item>
            <text:list-item>
              <text:p text:style-name="P66">Alat – alat bantu renang</text:p>
            </text:list-item>
          </text:list>
        </text:list-item>
      </text:list>
      <text:p text:style-name="P5"/>
      <text:list xml:id="list3226156147" text:style-name="L7">
        <text:list-item>
          <text:p text:style-name="P67">PENDEKATAN DAN METODE PEMBELAJARAN</text:p>
          <text:list>
            <text:list-item>
              <text:p text:style-name="P67">Pendekatan<text:tab/>: Saintifik</text:p>
            </text:list-item>
            <text:list-item>
              <text:p text:style-name="P67">Metode<text:tab/>: Modeling, Tanya jawab, Diskusi, Kelompok dan Pemberian Tugas</text:p>
            </text:list-item>
          </text:list>
        </text:list-item>
      </text:list>
      <text:p text:style-name="P6"/>
      <text:list xml:id="list135421903" text:style-name="L8">
        <text:list-item>
          <text:p text:style-name="P68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9">1.</text:p>
          </table:table-cell>
          <table:table-cell table:style-name="Table2.A1" office:value-type="string">
            <text:p text:style-name="P19">Media</text:p>
          </table:table-cell>
          <table:table-cell table:style-name="Table2.A1" office:value-type="string">
            <text:p text:style-name="P19">:</text:p>
          </table:table-cell>
          <table:table-cell table:style-name="Table2.A1" table:number-columns-spanned="4" office:value-type="string">
            <text:p text:style-name="P19">Gambar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>2.</text:p>
          </table:table-cell>
          <table:table-cell table:style-name="Table2.A1" office:value-type="string">
            <text:p text:style-name="P19">Alat</text:p>
          </table:table-cell>
          <table:table-cell table:style-name="Table2.A1" office:value-type="string">
            <text:p text:style-name="P13">:</text:p>
          </table:table-cell>
          <table:table-cell table:style-name="Table2.A1" table:number-columns-spanned="4" office:value-type="string">
            <text:p text:style-name="P33">Papan pelampung <text:span text:style-name="T16">dan ban karet</text:span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>3.</text:p>
          </table:table-cell>
          <table:table-cell table:style-name="Table2.A1" office:value-type="string">
            <text:p text:style-name="P19">Sumber</text:p>
          </table:table-cell>
          <table:table-cell table:style-name="Table2.A1" office:value-type="string">
            <text:p text:style-name="P13">:</text:p>
          </table:table-cell>
          <table:table-cell table:style-name="Table2.A1" table:number-columns-spanned="4" office:value-type="string">
            <text:list xml:id="list4118294525" text:style-name="L9">
              <text:list-item>
                <text:p text:style-name="P82">Adaptasi buku pendidikan jasmani, olahraga dan kesehatan untuk SD <text:tab/>/ MI, kelas V dan VI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office:value-type="string">
            <text:p text:style-name="P43">Penerbit</text:p>
          </table:table-cell>
          <table:table-cell table:style-name="Table2.A1" office:value-type="string">
            <text:p text:style-name="P42">:</text:p>
          </table:table-cell>
          <table:table-cell table:style-name="Table2.A1" office:value-type="string">
            <text:p text:style-name="P44">Mujino dkk</text:p>
          </table:table-cell>
        </table:table-row>
        <table:table-row table:style-name="Table2.5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13"/>
          </table:table-cell>
          <table:covered-table-cell/>
          <table:table-cell table:style-name="Table2.A1" office:value-type="string">
            <text:p text:style-name="P43">Penerbit</text:p>
          </table:table-cell>
          <table:table-cell table:style-name="Table2.A1" office:value-type="string">
            <text:p text:style-name="P41">:</text:p>
          </table:table-cell>
          <table:table-cell table:style-name="Table2.A1" office:value-type="string">
            <text:p text:style-name="P45">PT. Putra Nugraha Sentosa</text:p>
          </table:table-cell>
        </table:table-row>
        <text:soft-page-break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table:number-columns-spanned="4" office:value-type="string">
            <text:list xml:id="list194333052490165" text:continue-numbering="true" text:style-name="L9">
              <text:list-item>
                <text:p text:style-name="P83">Buku Penjas – Orkes 3; Tim penjas SD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47"/>
          </table:table-cell>
          <table:table-cell table:style-name="Table2.A1" office:value-type="string">
            <text:p text:style-name="P48">Penerbit</text:p>
          </table:table-cell>
          <table:table-cell table:style-name="Table2.A1" office:value-type="string">
            <text:p text:style-name="P46">:</text:p>
          </table:table-cell>
          <table:table-cell table:style-name="Table2.A1" office:value-type="string">
            <text:p text:style-name="P49">Yudistira</text:p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table:number-columns-spanned="4" office:value-type="string">
            <text:list xml:id="list194333747480474" text:continue-numbering="true" text:style-name="L9">
              <text:list-item>
                <text:p text:style-name="P84">Buku PJOK Kemendikbud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A1" table:number-columns-spanned="4" office:value-type="string">
            <text:list xml:id="list194333263336581" text:continue-numbering="true" text:style-name="L9">
              <text:list-item>
                <text:p text:style-name="P85">Konteks yang relevan / sesuai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3"/>
      <text:list xml:id="list1766485996" text:style-name="L10">
        <text:list-item>
          <text:p text:style-name="P69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50">Pertemuan Pertama: 4 Jam <text:span text:style-name="T3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Kegiatan</text:p>
          </table:table-cell>
          <table:table-cell table:style-name="Table3.A2" office:value-type="string">
            <text:p text:style-name="P39">Deskripsi Kegiatan Pembelajaran</text:p>
          </table:table-cell>
          <table:table-cell table:style-name="Table3.C14" office:value-type="string">
            <text:p text:style-name="P20">Alokasi Waktu</text:p>
          </table:table-cell>
        </table:table-row>
        <table:table-row>
          <table:table-cell table:style-name="Table3.A2" office:value-type="string">
            <text:p text:style-name="P21">Pendahuluan</text:p>
          </table:table-cell>
          <table:table-cell table:style-name="Table3.B14" office:value-type="string">
            <text:list xml:id="list1748315892" text:style-name="L11">
              <text:list-item>
                <text:p text:style-name="P86">Pengaturan / Manajemen kelas</text:p>
              </text:list-item>
              <text:list-item>
                <text:p text:style-name="P87">Berdoa</text:p>
              </text:list-item>
              <text:list-item>
                <text:p text:style-name="P88">Peserta didik mendapat motivasi dari guru</text:p>
              </text:list-item>
              <text:list-item>
                <text:p text:style-name="P88">Appensepsi</text:p>
              </text:list-item>
              <text:list-item>
                <text:p text:style-name="P88">Penyamoaian materi pokok, kegiatan dan tujuan yang <text:tab/>akan dicapai peserta didik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Inti</text:p>
          </table:table-cell>
          <table:table-cell table:style-name="Table3.B14" office:value-type="string">
            <text:list xml:id="list194333563563370" text:continue-numbering="true" text:style-name="L11">
              <text:list-item>
                <text:p text:style-name="P89">Peserta didik mengamati gambar <text:span text:style-name="T17">yang ditayangkan <text:tab/>oleh berapa contoh rangkaian gerakan dasar olahraga <text:tab/>air (renang), dan gerakan mengambang (watet trappen)</text:span></text:p>
              </text:list-item>
              <text:list-item>
                <text:p text:style-name="P90">Peserta didik mendiskusikan hasil pengamatan dalam <text:tab/>kelompok</text:p>
              </text:list-item>
              <text:list-item>
                <text:p text:style-name="P91">Peserta didik mencoba secara berulang gerakan – <text:tab/>gerakan mengambang di air dengan dipegang dan tanpa <text:tab/>dipegang oleh teman</text:p>
              </text:list-item>
              <text:list-item>
                <text:p text:style-name="P92">Peserta didik mempraktikan secara bergilir dengan <text:tab/>dilandasi nilai – nilai disiplin, percaya diri, sungguh – <text:tab/>sunggu dan kerja sama</text:p>
              </text:list-item>
              <text:list-item>
                <text:p text:style-name="P92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3">Penutup</text:p>
          </table:table-cell>
          <table:table-cell table:style-name="Table3.B14" office:value-type="string">
            <text:list xml:id="list194332831808353" text:continue-numbering="true" text:style-name="L11">
              <text:list-item>
                <text:p text:style-name="P93"><text:span text:style-name="T18">Tanya</text:span> jawab tentang materi yang telah dipelajari</text:p>
              </text:list-item>
              <text:list-item>
                <text:p text:style-name="P94">Guru dan peserta didik bersama – sama membuat <text:tab/>rangkuman</text:p>
              </text:list-item>
              <text:list-item>
                <text:p text:style-name="P93">Berdoa</text:p>
              </text:list-item>
              <text:list-item>
                <text:p text:style-name="P93">Selesai</text:p>
              </text:list-item>
            </text:list>
          </table:table-cell>
          <table:table-cell table:style-name="Table3.C7" office:value-type="string">
            <text:p text:style-name="P13"/>
          </table:table-cell>
        </table:table-row>
        <table:table-row>
          <table:table-cell table:style-name="Table3.A6" table:number-columns-spanned="3" office:value-type="string">
            <text:p text:style-name="P34">Pertemuan kedua: 4 <text:span text:style-name="T4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5">Kegiatan</text:p>
          </table:table-cell>
          <table:table-cell table:style-name="Table3.A2" office:value-type="string">
            <text:list xml:id="list194332339428677" text:continue-numbering="true" text:style-name="L11">
              <text:list-header>
                <text:p text:style-name="P111">Deskripsi Kegiatan Pembelajaran</text:p>
              </text:list-header>
            </text:list>
          </table:table-cell>
          <table:table-cell table:style-name="Table3.C7" office:value-type="string">
            <text:p text:style-name="P25">Alokasi Waktu</text:p>
          </table:table-cell>
        </table:table-row>
        <table:table-row>
          <table:table-cell table:style-name="Table3.A2" office:value-type="string">
            <text:p text:style-name="P24">Pendahuluan</text:p>
          </table:table-cell>
          <table:table-cell table:style-name="Table3.B14" office:value-type="string">
            <text:list xml:id="list194332221685485" text:continue-numbering="true" text:style-name="L11">
              <text:list-item>
                <text:p text:style-name="P95">Pengaturan / manajemen kelas</text:p>
              </text:list-item>
              <text:list-item>
                <text:p text:style-name="P95">Berdoa</text:p>
              </text:list-item>
              <text:list-item>
                <text:p text:style-name="P99">Peserta didik <text:span text:style-name="T19">mendapat motivasi dari guru</text:span></text:p>
              </text:list-item>
              <text:list-item>
                <text:p text:style-name="P101">Appensepsi</text:p>
              </text:list-item>
              <text:list-item>
                <text:p text:style-name="P103">Penyampaian materi pokok, kegiatan dan tujuan yang <text:tab/>akan <text:span text:style-name="T20">dicapai peserta didik</text:span>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4">Inti</text:p>
          </table:table-cell>
          <table:table-cell table:style-name="Table3.B14" office:value-type="string">
            <text:list xml:id="list194332373025173" text:continue-numbering="true" text:style-name="L11">
              <text:list-item>
                <text:p text:style-name="P97">Peserta didik mengamati <text:span text:style-name="T21">chat tentang gerak meluncur <text:tab/>dalam aktivitas renang</text:span></text:p>
              </text:list-item>
              <text:list-item>
                <text:p text:style-name="P105">Peserta didik mendiskusikan hasil pengamatan dalam <text:tab/>kelompok</text:p>
              </text:list-item>
              <text:list-item>
                <text:p text:style-name="P107"><text:soft-page-break/>Peserta didik mencoba secara <text:span text:style-name="T22">berulang gerakan <text:tab/>meluncur sesuai arahan guru</text:span></text:p>
              </text:list-item>
              <text:list-item>
                <text:p text:style-name="P108">Peserta didik mempraktikan secara bergilir dengan <text:tab/>dilandasi nilai – nilai disiplin, percaya diri, sungguh – <text:tab/>sungguh dan kerja sama</text:p>
              </text:list-item>
              <text:list-item>
                <text:p text:style-name="P108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4">Penutup</text:p>
          </table:table-cell>
          <table:table-cell table:style-name="Table3.B14" office:value-type="string">
            <text:list xml:id="list194332614350271" text:continue-numbering="true" text:style-name="L11">
              <text:list-item>
                <text:p text:style-name="P95"><text:span text:style-name="T23">Tanya</text:span> jawab tentang materi yang telah dipelajari</text:p>
              </text:list-item>
              <text:list-item>
                <text:p text:style-name="P97">Guru dan peserta didik bersama – sama membuat <text:tab/>rangkuman</text:p>
              </text:list-item>
              <text:list-item>
                <text:p text:style-name="P95">Berdoa</text:p>
              </text:list-item>
              <text:list-item>
                <text:p text:style-name="P95">Selesai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6" table:number-columns-spanned="3" office:value-type="string">
            <text:p text:style-name="P35">Pertemuan ketiga: 4 Jam <text:span text:style-name="T5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Kegiatan</text:p>
          </table:table-cell>
          <table:table-cell table:style-name="Table3.A2" office:value-type="string">
            <text:p text:style-name="P38">Deskripsi Kegiatan Pembelajaran</text:p>
          </table:table-cell>
          <table:table-cell table:style-name="Table3.C14" office:value-type="string">
            <text:p text:style-name="P26">Alokasi Waktu</text:p>
          </table:table-cell>
        </table:table-row>
        <table:table-row>
          <table:table-cell table:style-name="Table3.A2" office:value-type="string">
            <text:p text:style-name="P27">Pendahuluan</text:p>
          </table:table-cell>
          <table:table-cell table:style-name="Table3.B14" office:value-type="string">
            <text:list xml:id="list194332997641606" text:continue-numbering="true" text:style-name="L11">
              <text:list-item>
                <text:p text:style-name="P96">Pengaturan / manajemen kelas</text:p>
              </text:list-item>
              <text:list-item>
                <text:p text:style-name="P96">Berdoa</text:p>
              </text:list-item>
              <text:list-item>
                <text:p text:style-name="P100">Peserta didik <text:span text:style-name="T19">mendapat motivasi dari guru</text:span></text:p>
              </text:list-item>
              <text:list-item>
                <text:p text:style-name="P102">Appensepsi</text:p>
              </text:list-item>
              <text:list-item>
                <text:p text:style-name="P104">Penyampaian materi pokok, kegiatan dan tujuan yang <text:tab/>akan <text:span text:style-name="T20">dicapai peserta didik</text:span>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8">Inti</text:p>
          </table:table-cell>
          <table:table-cell table:style-name="Table3.B14" office:value-type="string">
            <text:list xml:id="list194332968142823" text:continue-numbering="true" text:style-name="L11">
              <text:list-item>
                <text:p text:style-name="P98">Peserta didik mengamati <text:span text:style-name="T21">chat tentang gerak meluncur <text:tab/>dalam aktivitas renang</text:span></text:p>
              </text:list-item>
              <text:list-item>
                <text:p text:style-name="P106">Peserta didik mendiskusikan hasil pengamatan dalam <text:tab/>kelompok</text:p>
              </text:list-item>
              <text:list-item>
                <text:p text:style-name="P110">Peserta didik mempresentasikan hasil diskusi <text:tab/>kelompok dengan bahasa yang jelas, sistematis dan <text:tab/>logis. Kelompok lain diberi waktu untuk bertanya <text:tab/>(Terjadi tanya jawab)</text:p>
              </text:list-item>
              <text:list-item>
                <text:p text:style-name="P109">Peserta didik menerima umpan balik secara langsung <text:tab/>maupun tertunda dari guru secara klasikal</text:p>
              </text:list-item>
            </text:list>
          </table:table-cell>
          <table:table-cell table:style-name="Table3.C14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9">Penutup</text:p>
          </table:table-cell>
          <table:table-cell table:style-name="Table3.B15" office:value-type="string">
            <text:list xml:id="list194333472280335" text:continue-numbering="true" text:style-name="L11">
              <text:list-item>
                <text:p text:style-name="P96"><text:span text:style-name="T23">Tanya</text:span> jawab tentang materi yang telah dipelajari</text:p>
              </text:list-item>
              <text:list-item>
                <text:p text:style-name="P98">Guru dan peserta didik bersama – sama membuat <text:tab/>rangkuman</text:p>
              </text:list-item>
              <text:list-item>
                <text:p text:style-name="P96">Berdoa</text:p>
              </text:list-item>
              <text:list-item>
                <text:p text:style-name="P96">Selesai</text:p>
              </text:list-item>
            </text:list>
          </table:table-cell>
          <table:table-cell table:style-name="Table3.C15" office:value-type="string">
            <text:p text:style-name="P13"/>
          </table:table-cell>
        </table:table-row>
      </table:table>
      <text:p text:style-name="P9"/>
      <text:p text:style-name="P9"/>
      <text:list xml:id="list4211102314" text:style-name="L12">
        <text:list-item>
          <text:p text:style-name="P70">PENILAIAN <text:span text:style-name="T24">HASIL </text:span>PEMBELAJARAN</text:p>
          <text:list>
            <text:list-item>
              <text:p text:style-name="P70">Teknik penilaian</text:p>
            </text:list-item>
          </text:list>
        </text:list-item>
      </text:list>
      <text:list xml:id="list2738608385" text:style-name="L13">
        <text:list-item>
          <text:list>
            <text:list-item>
              <text:list>
                <text:list-item>
                  <text:p text:style-name="P71">Penilaian sikap<text:tab/>: Pengamatan (non – tes)</text:p>
                </text:list-item>
                <text:list-item>
                  <text:p text:style-name="P71">Penilaian pengetahuan<text:tab/>: Tertulis</text:p>
                </text:list-item>
                <text:list-item>
                  <text:p text:style-name="P71">Penilaian keterampilan<text:tab/>: Pengamatan (non – tes)</text:p>
                </text:list-item>
              </text:list>
            </text:list-item>
          </text:list>
        </text:list-item>
      </text:list>
      <text:list xml:id="list3130836034" text:style-name="L14">
        <text:list-item>
          <text:p text:style-name="P75">Bentuk instrumen penilaian</text:p>
        </text:list-item>
      </text:list>
      <text:list xml:id="list2533788266" text:style-name="L15">
        <text:list-item>
          <text:list>
            <text:list-item>
              <text:p text:style-name="P77">Penilaian sikap<text:tab/>: Jurnal</text:p>
            </text:list-item>
            <text:list-item>
              <text:p text:style-name="P79"><text:soft-page-break/>Penilaian pengetahuan<text:tab/>: Butir – butir soal (Pilihan ganda, uraian)</text:p>
            </text:list-item>
            <text:list-item>
              <text:p text:style-name="P79">Penilaian keterampilan<text:tab/>: Lembar pengamatan</text:p>
            </text:list-item>
          </text:list>
        </text:list-item>
      </text:list>
      <text:list xml:id="list194332732970936" text:continue-list="list3130836034" text:style-name="L14">
        <text:list-item>
          <text:p text:style-name="P76">Instrumen penilaian</text:p>
        </text:list-item>
      </text:list>
      <text:list xml:id="list1181421483" text:style-name="L16">
        <text:list-item>
          <text:list>
            <text:list-item>
              <text:p text:style-name="P78">Penilaian sikap<text:tab/>: Jurnal harian langsung dari guru</text:p>
            </text:list-item>
            <text:list-item>
              <text:p text:style-name="P80">Penilaian pengetahuan<text:tab/>: <text:span text:style-name="T6">Naskah tersendiri sebagai lampiran dari RPP</text:span></text:p>
            </text:list-item>
            <text:list-item>
              <text:p text:style-name="P80">Penilaian keterampilan<text:tab/>: <text:span text:style-name="T6">Naskah tersendiri sebagai lampiran dari RPP</text:span></text:p>
            </text:list-item>
          </text:list>
        </text:list-item>
      </text:list>
      <text:p text:style-name="P51"/>
      <text:p text:style-name="P51"/>
      <text:p text:style-name="P52"/>
      <text:p text:style-name="P5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0">Menyetujui / Mengesahkan</text:p>
            <text:p text:style-name="P30">Kepala Sekolah</text:p>
            <text:p text:style-name="P30"/>
            <text:p text:style-name="P30"/>
            <text:p text:style-name="P32">USMAN, S.Pd</text:p>
            <text:p text:style-name="P31">N<text:span text:style-name="T7">IP</text:span>. <text:span text:style-name="T8">196807151999011002</text:span></text:p>
          </table:table-cell>
          <table:table-cell table:style-name="Table4.A1" office:value-type="string">
            <text:p text:style-name="P30">Ternate, 5 Januri 2019</text:p>
            <text:p text:style-name="P30">Guru Mata Pelajaran</text:p>
            <text:p text:style-name="P30"/>
            <text:p text:style-name="P30"/>
            <text:p text:style-name="P32">NURBAYA AHMAD</text:p>
            <text:p text:style-name="P30"><text:span text:style-name="T9">NIP</text:span>. 19661202198712200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2-01T19:43:31.633796830</dc:date>
    <meta:editing-duration>PT4H23M10S</meta:editing-duration>
    <meta:editing-cycles>226</meta:editing-cycles>
    <meta:document-statistic meta:table-count="5" meta:image-count="0" meta:object-count="0" meta:page-count="5" meta:paragraph-count="165" meta:word-count="975" meta:character-count="6410" meta:non-whitespace-character-count="5650"/>
  </office:meta>
</office:document-meta>
</file>